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2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vitiation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 =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table:style-name="ce1"/>
          <table:table-cell office:value-type="string" table:style-name="ce2">
            <text:p>I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table:style-name="ce1"/>
          <table:table-cell office:value-type="string" table:style-name="ce2">
            <text:p>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 =</text:p>
          </table:table-cell>
          <table:table-cell office:value-type="float" office:value="0.109" table:formula="of:=10.9*10^(-2)" table:style-name="ce1">
            <text:p>0,109</text:p>
          </table:table-cell>
          <table:table-cell table:style-name="ce1"/>
          <table:table-cell office:value-type="string" table:style-name="ce2">
            <text:p>cm</text:p>
          </table:table-cell>
          <table:table-cell office:value-type="string" table:style-name="ce2">
            <text:p>m</text:p>
          </table:table-cell>
          <table:table-cell table:style-name="ce1"/>
          <table:table-cell office:value-type="string" table:style-name="ce2">
            <text:p>A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string" table:style-name="ce2">
            <text:p>mT</text:p>
          </table:table-cell>
          <table:table-cell table:style-name="ce1"/>
          <table:table-cell office:value-type="string" table:style-name="ce2">
            <text:p>c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 =</text:p>
          </table:table-cell>
          <table:table-cell office:value-type="float" office:value="0.13800000000000001" table:formula="of:=13.8*10^(-2)" table:style-name="ce1">
            <text:p>0,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y =</text:p>
          </table:table-cell>
          <table:table-cell office:value-type="float" office:value="1.2566370614359173E-6" table:formula="of:=4*PI()*10^(-7)" table:style-name="ce1">
            <text:p>1,25664E-06</text:p>
          </table:table-cell>
          <table:table-cell table:style-name="ce1"/>
          <table:table-cell office:value-type="float" office:value="1.8" table:style-name="ce3">
            <text:p>1,8</text:p>
          </table:table-cell>
          <table:table-cell office:value-type="float" office:value="1.8000000000000002E-2" table:formula="of:=[.D5]*10^(-2)" table:style-name="ce4">
            <text:p>0,018</text:p>
          </table:table-cell>
          <table:table-cell table:style-name="ce1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2.0341381911730184E-3" table:formula="of:=[.$B$5]*[.G5]*([.$B$3]^2/([.$B$3]^2+([.$B$4]^2/4))^(3/2))*[.$B$2]" table:style-name="ce1">
            <text:p>0,002034138</text:p>
          </table:table-cell>
          <table:table-cell office:value-type="float" office:value="2.0341381911730183" table:formula="of:=[.I5]*10^3" table:style-name="ce1">
            <text:p>2,034138191</text:p>
          </table:table-cell>
          <table:table-cell table:style-name="ce1"/>
          <table:table-cell office:value-type="float" office:value="1.8" table:style-name="ce3">
            <text:p>1,8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3.3" table:style-name="ce3">
            <text:p>3,3</text:p>
          </table:table-cell>
          <table:table-cell office:value-type="float" office:value="3.3000000000000002E-2" table:formula="of:=[.D6]*10^(-2)" table:style-name="ce4">
            <text:p>0,033</text:p>
          </table:table-cell>
          <table:table-cell table:style-name="ce1"/>
          <table:table-cell office:value-type="float" office:value="1.9" table:style-name="ce3">
            <text:p>1,9</text:p>
          </table:table-cell>
          <table:table-cell table:style-name="ce1"/>
          <table:table-cell office:value-type="float" office:value="2.5765750421524901E-3" table:formula="of:=[.$B$5]*[.G6]*([.$B$3]^2/([.$B$3]^2+([.$B$4]^2/4))^(3/2))*[.$B$2]" table:style-name="ce1">
            <text:p>0,002576575</text:p>
          </table:table-cell>
          <table:table-cell office:value-type="float" office:value="2.57657504215249" table:formula="of:=[.I6]*10^3" table:style-name="ce1">
            <text:p>2,576575042</text:p>
          </table:table-cell>
          <table:table-cell table:style-name="ce1"/>
          <table:table-cell office:value-type="float" office:value="3.3" table:style-name="ce3">
            <text:p>3,3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3.8" table:style-name="ce3">
            <text:p>3,8</text:p>
          </table:table-cell>
          <table:table-cell office:value-type="float" office:value="3.7999999999999999E-2" table:formula="of:=[.D7]*10^(-2)" table:style-name="ce4">
            <text:p>0,038</text:p>
          </table:table-cell>
          <table:table-cell table:style-name="ce1"/>
          <table:table-cell office:value-type="float" office:value="2" table:style-name="ce3">
            <text:p>2,0</text:p>
          </table:table-cell>
          <table:table-cell table:style-name="ce1"/>
          <table:table-cell office:value-type="float" office:value="2.7121842548973583E-3" table:formula="of:=[.$B$5]*[.G7]*([.$B$3]^2/([.$B$3]^2+([.$B$4]^2/4))^(3/2))*[.$B$2]" table:style-name="ce1">
            <text:p>0,002712184</text:p>
          </table:table-cell>
          <table:table-cell office:value-type="float" office:value="2.7121842548973585" table:formula="of:=[.I7]*10^3" table:style-name="ce1">
            <text:p>2,712184255</text:p>
          </table:table-cell>
          <table:table-cell table:style-name="ce1"/>
          <table:table-cell office:value-type="float" office:value="3.8" table:style-name="ce3">
            <text:p>3,8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4.3" table:style-name="ce3">
            <text:p>4,3</text:p>
          </table:table-cell>
          <table:table-cell office:value-type="float" office:value="4.2999999999999997E-2" table:formula="of:=[.D8]*10^(-2)" table:style-name="ce4">
            <text:p>0,043</text:p>
          </table:table-cell>
          <table:table-cell table:style-name="ce1"/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2.8477934676422261E-3" table:formula="of:=[.$B$5]*[.G8]*([.$B$3]^2/([.$B$3]^2+([.$B$4]^2/4))^(3/2))*[.$B$2]" table:style-name="ce1">
            <text:p>0,002847793</text:p>
          </table:table-cell>
          <table:table-cell office:value-type="float" office:value="2.8477934676422261" table:formula="of:=[.I8]*10^3" table:style-name="ce1">
            <text:p>2,847793468</text:p>
          </table:table-cell>
          <table:table-cell table:style-name="ce1"/>
          <table:table-cell office:value-type="float" office:value="4.3" table:style-name="ce3">
            <text:p>4,3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4.8" table:style-name="ce3">
            <text:p>4,8</text:p>
          </table:table-cell>
          <table:table-cell office:value-type="float" office:value="4.8000000000000001E-2" table:formula="of:=[.D9]*10^(-2)" table:style-name="ce4">
            <text:p>0,048</text:p>
          </table:table-cell>
          <table:table-cell table:style-name="ce1"/>
          <table:table-cell office:value-type="float" office:value="2.2000000000000002" table:style-name="ce3">
            <text:p>2,2</text:p>
          </table:table-cell>
          <table:table-cell table:style-name="ce1"/>
          <table:table-cell office:value-type="float" office:value="2.9834026803870939E-3" table:formula="of:=[.$B$5]*[.G9]*([.$B$3]^2/([.$B$3]^2+([.$B$4]^2/4))^(3/2))*[.$B$2]" table:style-name="ce1">
            <text:p>0,002983403</text:p>
          </table:table-cell>
          <table:table-cell office:value-type="float" office:value="2.9834026803870941" table:formula="of:=[.I9]*10^3" table:style-name="ce1">
            <text:p>2,98340268</text:p>
          </table:table-cell>
          <table:table-cell table:style-name="ce1"/>
          <table:table-cell office:value-type="float" office:value="4.8" table:style-name="ce3">
            <text:p>4,8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5.5" table:style-name="ce3">
            <text:p>5,5</text:p>
          </table:table-cell>
          <table:table-cell office:value-type="float" office:value="5.5E-2" table:formula="of:=[.D10]*10^(-2)" table:style-name="ce4">
            <text:p>0,055</text:p>
          </table:table-cell>
          <table:table-cell table:style-name="ce1"/>
          <table:table-cell office:value-type="float" office:value="2.4" table:style-name="ce3">
            <text:p>2,4</text:p>
          </table:table-cell>
          <table:table-cell table:style-name="ce1"/>
          <table:table-cell office:value-type="float" office:value="3.2546211058768295E-3" table:formula="of:=[.$B$5]*[.G10]*([.$B$3]^2/([.$B$3]^2+([.$B$4]^2/4))^(3/2))*[.$B$2]" table:style-name="ce1">
            <text:p>0,003254621</text:p>
          </table:table-cell>
          <table:table-cell office:value-type="float" office:value="3.2546211058768297" table:formula="of:=[.I10]*10^3" table:style-name="ce1">
            <text:p>3,254621106</text:p>
          </table:table-cell>
          <table:table-cell table:style-name="ce1"/>
          <table:table-cell office:value-type="float" office:value="5.5" table:style-name="ce3">
            <text:p>5,5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6" table:style-name="ce3">
            <text:p>6,0</text:p>
          </table:table-cell>
          <table:table-cell office:value-type="float" office:value="0.06" table:formula="of:=[.D11]*10^(-2)" table:style-name="ce4">
            <text:p>0,060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1"/>
          <table:table-cell office:value-type="float" office:value="3.3902303186216982E-3" table:formula="of:=[.$B$5]*[.G11]*([.$B$3]^2/([.$B$3]^2+([.$B$4]^2/4))^(3/2))*[.$B$2]" table:style-name="ce1">
            <text:p>0,00339023</text:p>
          </table:table-cell>
          <table:table-cell office:value-type="float" office:value="3.3902303186216982" table:formula="of:=[.I11]*10^3" table:style-name="ce1">
            <text:p>3,390230319</text:p>
          </table:table-cell>
          <table:table-cell table:style-name="ce1"/>
          <table:table-cell office:value-type="float" office:value="6" table:style-name="ce3">
            <text:p>6,0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6.7" table:style-name="ce3">
            <text:p>6,7</text:p>
          </table:table-cell>
          <table:table-cell office:value-type="float" office:value="6.7000000000000004E-2" table:formula="of:=[.D12]*10^(-2)" table:style-name="ce4">
            <text:p>0,067</text:p>
          </table:table-cell>
          <table:table-cell table:style-name="ce1"/>
          <table:table-cell office:value-type="float" office:value="2.7" table:style-name="ce3">
            <text:p>2,7</text:p>
          </table:table-cell>
          <table:table-cell table:style-name="ce1"/>
          <table:table-cell office:value-type="float" office:value="3.6614487441114338E-3" table:formula="of:=[.$B$5]*[.G12]*([.$B$3]^2/([.$B$3]^2+([.$B$4]^2/4))^(3/2))*[.$B$2]" table:style-name="ce1">
            <text:p>0,003661449</text:p>
          </table:table-cell>
          <table:table-cell office:value-type="float" office:value="3.6614487441114338" table:formula="of:=[.I12]*10^3" table:style-name="ce1">
            <text:p>3,661448744</text:p>
          </table:table-cell>
          <table:table-cell table:style-name="ce1"/>
          <table:table-cell office:value-type="float" office:value="6.7" table:style-name="ce3">
            <text:p>6,7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7.3" table:style-name="ce3">
            <text:p>7,3</text:p>
          </table:table-cell>
          <table:table-cell office:value-type="float" office:value="7.2999999999999995E-2" table:formula="of:=[.D13]*10^(-2)" table:style-name="ce4">
            <text:p>0,073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table:style-name="ce1"/>
          <table:table-cell office:value-type="float" office:value="3.7970579568563012E-3" table:formula="of:=[.$B$5]*[.G13]*([.$B$3]^2/([.$B$3]^2+([.$B$4]^2/4))^(3/2))*[.$B$2]" table:style-name="ce1">
            <text:p>0,003797058</text:p>
          </table:table-cell>
          <table:table-cell office:value-type="float" office:value="3.797057956856301" table:formula="of:=[.I13]*10^3" table:style-name="ce1">
            <text:p>3,797057957</text:p>
          </table:table-cell>
          <table:table-cell table:style-name="ce1"/>
          <table:table-cell office:value-type="float" office:value="7.3" table:style-name="ce3">
            <text:p>7,3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7.5" table:style-name="ce3">
            <text:p>7,5</text:p>
          </table:table-cell>
          <table:table-cell office:value-type="float" office:value="7.4999999999999997E-2" table:formula="of:=[.D14]*10^(-2)" table:style-name="ce4">
            <text:p>0,075</text:p>
          </table:table-cell>
          <table:table-cell table:style-name="ce1"/>
          <table:table-cell office:value-type="float" office:value="3" table:style-name="ce3">
            <text:p>3,0</text:p>
          </table:table-cell>
          <table:table-cell table:style-name="ce1"/>
          <table:table-cell office:value-type="float" office:value="4.0682763823460368E-3" table:formula="of:=[.$B$5]*[.G14]*([.$B$3]^2/([.$B$3]^2+([.$B$4]^2/4))^(3/2))*[.$B$2]" table:style-name="ce1">
            <text:p>0,004068276</text:p>
          </table:table-cell>
          <table:table-cell office:value-type="float" office:value="4.0682763823460366" table:formula="of:=[.I14]*10^3" table:style-name="ce1">
            <text:p>4,068276382</text:p>
          </table:table-cell>
          <table:table-cell table:style-name="ce1"/>
          <table:table-cell office:value-type="float" office:value="7.5" table:style-name="ce3">
            <text:p>7,5</text:p>
          </table:table-cell>
          <table:table-cell table:number-columns-repeated="16372"/>
        </table:table-row>
        <table:table-row table:number-rows-repeated="1048562" table:style-name="ro1">
          <table:table-cell table:number-columns-repeated="16384"/>
        </table:table-row>
      </table:table>
      <table:table table:name="Schwingung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number-columns-repeated="4" table:style-name="ce1"/>
          <table:table-cell office:value-type="string" table:style-name="ce2">
            <text:p>10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 =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2">
            <text:p>I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string" table:style-name="ce2">
            <text:p>1/B</text:p>
          </table:table-cell>
          <table:table-cell table:style-name="ce1"/>
          <table:table-cell office:value-type="string" table:style-name="ce2">
            <text:p>T^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 =</text:p>
          </table:table-cell>
          <table:table-cell office:value-type="float" office:value="0.109" table:formula="of:=10.9*10^(-2)" table:style-name="ce1">
            <text:p>0,109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string" table:style-name="ce2">
            <text:p>1/T</text:p>
          </table:table-cell>
          <table:table-cell table:style-name="ce1"/>
          <table:table-cell office:value-type="string" table:style-name="ce2">
            <text:p>S^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 =</text:p>
          </table:table-cell>
          <table:table-cell office:value-type="float" office:value="0.13800000000000001" table:formula="of:=13.8*10^(-2)" table:style-name="ce1">
            <text:p>0,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y =</text:p>
          </table:table-cell>
          <table:table-cell office:value-type="float" office:value="1.2566370614359173E-6" table:formula="of:=4*PI()*10^(-7)" table:style-name="ce1">
            <text:p>1,25664E-06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24.85" table:style-name="ce5">
            <text:p>24,85</text:p>
          </table:table-cell>
          <table:table-cell office:value-type="float" office:value="2.4850000000000003" table:formula="of:=[.E5]/10" table:style-name="ce5">
            <text:p>2,49</text:p>
          </table:table-cell>
          <table:table-cell table:style-name="ce1"/>
          <table:table-cell office:value-type="float" office:value="6.7804606372433957E-4" table:formula="of:=[.$B$5]*[.D5]*([.$B$3]^2/([.$B$3]^2+([.$B$4]^2/4))^(3/2))*[.$B$2]" table:style-name="ce1">
            <text:p>0,000678046</text:p>
          </table:table-cell>
          <table:table-cell office:value-type="float" office:value="1474.8260531257226" table:formula="of:=1/[.H5]" table:style-name="ce1">
            <text:p>1474,826053</text:p>
          </table:table-cell>
          <table:table-cell table:style-name="ce1"/>
          <table:table-cell office:value-type="float" office:value="6.175225000000002" table:formula="of:=[.F5]^2" table:style-name="ce1">
            <text:p>6,175225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1" table:style-name="ce3">
            <text:p>1,0</text:p>
          </table:table-cell>
          <table:table-cell office:value-type="float" office:value="15.33" table:style-name="ce5">
            <text:p>15,33</text:p>
          </table:table-cell>
          <table:table-cell office:value-type="float" office:value="1.5329999999999999" table:formula="of:=[.E6]/10" table:style-name="ce5">
            <text:p>1,53</text:p>
          </table:table-cell>
          <table:table-cell table:style-name="ce1"/>
          <table:table-cell office:value-type="float" office:value="1.3560921274486791E-3" table:formula="of:=[.$B$5]*[.D6]*([.$B$3]^2/([.$B$3]^2+([.$B$4]^2/4))^(3/2))*[.$B$2]" table:style-name="ce1">
            <text:p>0,001356092</text:p>
          </table:table-cell>
          <table:table-cell office:value-type="float" office:value="737.41302656286132" table:formula="of:=1/[.H6]" table:style-name="ce1">
            <text:p>737,4130266</text:p>
          </table:table-cell>
          <table:table-cell table:style-name="ce1"/>
          <table:table-cell office:value-type="float" office:value="2.3500889999999997" table:formula="of:=[.F6]^2" table:style-name="ce1">
            <text:p>2,350089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1.5" table:style-name="ce3">
            <text:p>1,5</text:p>
          </table:table-cell>
          <table:table-cell office:value-type="float" office:value="14.09" table:style-name="ce5">
            <text:p>14,09</text:p>
          </table:table-cell>
          <table:table-cell office:value-type="float" office:value="1.409" table:formula="of:=[.E7]/10" table:style-name="ce5">
            <text:p>1,41</text:p>
          </table:table-cell>
          <table:table-cell table:style-name="ce1"/>
          <table:table-cell office:value-type="float" office:value="2.0341381911730184E-3" table:formula="of:=[.$B$5]*[.D7]*([.$B$3]^2/([.$B$3]^2+([.$B$4]^2/4))^(3/2))*[.$B$2]" table:style-name="ce1">
            <text:p>0,002034138</text:p>
          </table:table-cell>
          <table:table-cell office:value-type="float" office:value="491.60868437524095" table:formula="of:=1/[.H7]" table:style-name="ce1">
            <text:p>491,6086844</text:p>
          </table:table-cell>
          <table:table-cell table:style-name="ce1"/>
          <table:table-cell office:value-type="float" office:value="1.9852810000000001" table:formula="of:=[.F7]^2" table:style-name="ce1">
            <text:p>1,985281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2" table:style-name="ce3">
            <text:p>2,0</text:p>
          </table:table-cell>
          <table:table-cell office:value-type="float" office:value="11.97" table:style-name="ce5">
            <text:p>11,97</text:p>
          </table:table-cell>
          <table:table-cell office:value-type="float" office:value="1.1970000000000001" table:formula="of:=[.E8]/10" table:style-name="ce5">
            <text:p>1,20</text:p>
          </table:table-cell>
          <table:table-cell table:style-name="ce1"/>
          <table:table-cell office:value-type="float" office:value="2.7121842548973583E-3" table:formula="of:=[.$B$5]*[.D8]*([.$B$3]^2/([.$B$3]^2+([.$B$4]^2/4))^(3/2))*[.$B$2]" table:style-name="ce1">
            <text:p>0,002712184</text:p>
          </table:table-cell>
          <table:table-cell office:value-type="float" office:value="368.70651328143066" table:formula="of:=1/[.H8]" table:style-name="ce1">
            <text:p>368,7065133</text:p>
          </table:table-cell>
          <table:table-cell table:style-name="ce1"/>
          <table:table-cell office:value-type="float" office:value="1.4328090000000002" table:formula="of:=[.F8]^2" table:style-name="ce1">
            <text:p>1,432809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2.2000000000000002" table:style-name="ce3">
            <text:p>2,2</text:p>
          </table:table-cell>
          <table:table-cell office:value-type="float" office:value="10.67" table:style-name="ce5">
            <text:p>10,67</text:p>
          </table:table-cell>
          <table:table-cell office:value-type="float" office:value="1.0669999999999999" table:formula="of:=[.E9]/10" table:style-name="ce5">
            <text:p>1,07</text:p>
          </table:table-cell>
          <table:table-cell table:style-name="ce1"/>
          <table:table-cell office:value-type="float" office:value="2.9834026803870939E-3" table:formula="of:=[.$B$5]*[.D9]*([.$B$3]^2/([.$B$3]^2+([.$B$4]^2/4))^(3/2))*[.$B$2]" table:style-name="ce1">
            <text:p>0,002983403</text:p>
          </table:table-cell>
          <table:table-cell office:value-type="float" office:value="335.18773934675517" table:formula="of:=1/[.H9]" table:style-name="ce1">
            <text:p>335,1877393</text:p>
          </table:table-cell>
          <table:table-cell table:style-name="ce1"/>
          <table:table-cell office:value-type="float" office:value="1.1384889999999999" table:formula="of:=[.F9]^2" table:style-name="ce1">
            <text:p>1,138489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2.5" table:style-name="ce3">
            <text:p>2,5</text:p>
          </table:table-cell>
          <table:table-cell office:value-type="float" office:value="9.93" table:style-name="ce5">
            <text:p>9,93</text:p>
          </table:table-cell>
          <table:table-cell office:value-type="float" office:value="0.99299999999999999" table:formula="of:=[.E10]/10" table:style-name="ce5">
            <text:p>0,99</text:p>
          </table:table-cell>
          <table:table-cell table:style-name="ce1"/>
          <table:table-cell office:value-type="float" office:value="3.3902303186216982E-3" table:formula="of:=[.$B$5]*[.D10]*([.$B$3]^2/([.$B$3]^2+([.$B$4]^2/4))^(3/2))*[.$B$2]" table:style-name="ce1">
            <text:p>0,00339023</text:p>
          </table:table-cell>
          <table:table-cell office:value-type="float" office:value="294.96521062514449" table:formula="of:=1/[.H10]" table:style-name="ce1">
            <text:p>294,9652106</text:p>
          </table:table-cell>
          <table:table-cell table:style-name="ce1"/>
          <table:table-cell office:value-type="float" office:value="0.98604899999999995" table:formula="of:=[.F10]^2" table:style-name="ce1">
            <text:p>0,986049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3" table:style-name="ce3">
            <text:p>3,0</text:p>
          </table:table-cell>
          <table:table-cell office:value-type="float" office:value="9.1999999999999993" table:style-name="ce5">
            <text:p>9,20</text:p>
          </table:table-cell>
          <table:table-cell office:value-type="float" office:value="0.91999999999999993" table:formula="of:=[.E11]/10" table:style-name="ce5">
            <text:p>0,92</text:p>
          </table:table-cell>
          <table:table-cell table:style-name="ce1"/>
          <table:table-cell office:value-type="float" office:value="4.0682763823460368E-3" table:formula="of:=[.$B$5]*[.D11]*([.$B$3]^2/([.$B$3]^2+([.$B$4]^2/4))^(3/2))*[.$B$2]" table:style-name="ce1">
            <text:p>0,004068276</text:p>
          </table:table-cell>
          <table:table-cell office:value-type="float" office:value="245.80434218762048" table:formula="of:=1/[.H11]" table:style-name="ce1">
            <text:p>245,8043422</text:p>
          </table:table-cell>
          <table:table-cell table:style-name="ce1"/>
          <table:table-cell office:value-type="float" office:value="0.84639999999999982" table:formula="of:=[.F11]^2" table:style-name="ce1">
            <text:p>0,8464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3.5" table:style-name="ce3">
            <text:p>3,5</text:p>
          </table:table-cell>
          <table:table-cell office:value-type="float" office:value="8.85" table:style-name="ce5">
            <text:p>8,85</text:p>
          </table:table-cell>
          <table:table-cell office:value-type="float" office:value="0.88500000000000001" table:formula="of:=[.E12]/10" table:style-name="ce5">
            <text:p>0,89</text:p>
          </table:table-cell>
          <table:table-cell table:style-name="ce1"/>
          <table:table-cell office:value-type="float" office:value="4.7463224460703776E-3" table:formula="of:=[.$B$5]*[.D12]*([.$B$3]^2/([.$B$3]^2+([.$B$4]^2/4))^(3/2))*[.$B$2]" table:style-name="ce1">
            <text:p>0,004746322</text:p>
          </table:table-cell>
          <table:table-cell office:value-type="float" office:value="210.68943616081751" table:formula="of:=1/[.H12]" table:style-name="ce1">
            <text:p>210,6894362</text:p>
          </table:table-cell>
          <table:table-cell table:style-name="ce1"/>
          <table:table-cell office:value-type="float" office:value="0.78322500000000006" table:formula="of:=[.F12]^2" table:style-name="ce1">
            <text:p>0,783225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3.8" table:style-name="ce3">
            <text:p>3,8</text:p>
          </table:table-cell>
          <table:table-cell office:value-type="float" office:value="11.35" table:style-name="ce5">
            <text:p>11,35</text:p>
          </table:table-cell>
          <table:table-cell office:value-type="float" office:value="1.135" table:formula="of:=[.E13]/10" table:style-name="ce5">
            <text:p>1,14</text:p>
          </table:table-cell>
          <table:table-cell table:style-name="ce1"/>
          <table:table-cell office:value-type="float" office:value="5.1531500843049801E-3" table:formula="of:=[.$B$5]*[.D13]*([.$B$3]^2/([.$B$3]^2+([.$B$4]^2/4))^(3/2))*[.$B$2]" table:style-name="ce1">
            <text:p>0,00515315</text:p>
          </table:table-cell>
          <table:table-cell office:value-type="float" office:value="194.05605962180564" table:formula="of:=1/[.H13]" table:style-name="ce1">
            <text:p>194,0560596</text:p>
          </table:table-cell>
          <table:table-cell table:style-name="ce1"/>
          <table:table-cell office:value-type="float" office:value="1.288225" table:formula="of:=[.F13]^2" table:style-name="ce1">
            <text:p>1,288225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4" table:style-name="ce3">
            <text:p>4,0</text:p>
          </table:table-cell>
          <table:table-cell office:value-type="float" office:value="8.99" table:style-name="ce5">
            <text:p>8,99</text:p>
          </table:table-cell>
          <table:table-cell office:value-type="float" office:value="0.89900000000000002" table:formula="of:=[.E14]/10" table:style-name="ce5">
            <text:p>0,90</text:p>
          </table:table-cell>
          <table:table-cell table:style-name="ce1"/>
          <table:table-cell office:value-type="float" office:value="5.4243685097947166E-3" table:formula="of:=[.$B$5]*[.D14]*([.$B$3]^2/([.$B$3]^2+([.$B$4]^2/4))^(3/2))*[.$B$2]" table:style-name="ce1">
            <text:p>0,005424369</text:p>
          </table:table-cell>
          <table:table-cell office:value-type="float" office:value="184.35325664071533" table:formula="of:=1/[.H14]" table:style-name="ce1">
            <text:p>184,3532566</text:p>
          </table:table-cell>
          <table:table-cell table:style-name="ce1"/>
          <table:table-cell office:value-type="float" office:value="0.80820100000000006" table:formula="of:=[.F14]^2" table:style-name="ce1">
            <text:p>0,808201</text:p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Präzession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 = 5Hz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 =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2">
            <text:p>I</text:p>
          </table:table-cell>
          <table:table-cell office:value-type="string" table:style-name="ce2">
            <text:p>Tp</text:p>
          </table:table-cell>
          <table:table-cell table:number-columns-repeated="2" table:style-name="ce1"/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table:style-name="ce1"/>
          <table:table-cell office:value-type="string" table:style-name="ce2">
            <text:p>Tp gemittelt</text:p>
          </table:table-cell>
          <table:table-cell office:value-type="string" table:style-name="ce2">
            <text:p>1/Tp</text:p>
          </table:table-cell>
          <table:table-cell office:value-type="string" table:style-name="ce2">
            <text:p>1/T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 =</text:p>
          </table:table-cell>
          <table:table-cell office:value-type="float" office:value="0.109" table:formula="of:=10.9*10^(-2)" table:style-name="ce1">
            <text:p>0,109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string" table:style-name="ce2">
            <text:p>s</text:p>
          </table:table-cell>
          <table:table-cell table:number-columns-repeated="2" table:style-name="ce1"/>
          <table:table-cell office:value-type="string" table:style-name="ce2">
            <text:p>T</text:p>
          </table:table-cell>
          <table:table-cell office:value-type="string" table:style-name="ce2">
            <text:p>mT</text:p>
          </table:table-cell>
          <table:table-cell table:style-name="ce1"/>
          <table:table-cell office:value-type="string" table:style-name="ce2">
            <text:p>s</text:p>
          </table:table-cell>
          <table:table-cell office:value-type="string" table:style-name="ce2">
            <text:p>1/s</text:p>
          </table:table-cell>
          <table:table-cell office:value-type="string" table:style-name="ce2">
            <text:p>mHz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 =</text:p>
          </table:table-cell>
          <table:table-cell office:value-type="float" office:value="0.13800000000000001" table:formula="of:=13.8*10^(-2)" table:style-name="ce1">
            <text:p>0,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y =</text:p>
          </table:table-cell>
          <table:table-cell office:value-type="float" office:value="1.2566370614359173E-6" table:formula="of:=4*PI()*10^(-7)" table:style-name="ce1">
            <text:p>1,25664E-06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22.58" table:style-name="ce5">
            <text:p>22,58</text:p>
          </table:table-cell>
          <table:table-cell office:value-type="float" office:value="20.653333333333336" table:formula="of:=SUM([.E5:.E7])/3" table:style-name="ce1">
            <text:p>20,65333333</text:p>
          </table:table-cell>
          <table:table-cell table:style-name="ce1"/>
          <table:table-cell office:value-type="float" office:value="6.7804606372433957E-4" table:formula="of:=[.$B$5]*[.D5]*([.$B$3]^2/([.$B$3]^2+([.$B$4]^2/4))^(3/2))*[.$B$2]" table:style-name="ce1">
            <text:p>0,000678046</text:p>
          </table:table-cell>
          <table:table-cell office:value-type="float" office:value="0.67804606372433962" table:formula="of:=[.H5]*10^3" table:style-name="ce1">
            <text:p>0,678046064</text:p>
          </table:table-cell>
          <table:table-cell table:style-name="ce1"/>
          <table:table-cell office:value-type="float" office:value="20.653333333333336" table:formula="of:=SUM([.E5:.E7])/3" table:style-name="ce1">
            <text:p>20,65333333</text:p>
          </table:table-cell>
          <table:table-cell office:value-type="float" office:value="4.8418334409296312E-2" table:formula="of:=1/[.K5]" table:style-name="ce1">
            <text:p>0,048418334</text:p>
          </table:table-cell>
          <table:table-cell office:value-type="float" office:value="48.418334409296314" table:formula="of:=[.L5]*10^3" table:style-name="ce1">
            <text:p>48,41833441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21.26" table:style-name="ce5">
            <text:p>21,26</text:p>
          </table:table-cell>
          <table:table-cell table:number-columns-repeated="2" table:style-name="ce1"/>
          <table:table-cell office:value-type="float" office:value="1.3560921274486791E-3" table:formula="of:=[.$B$5]*[.D8]*([.$B$3]^2/([.$B$3]^2+([.$B$4]^2/4))^(3/2))*[.$B$2]" table:style-name="ce1">
            <text:p>0,001356092</text:p>
          </table:table-cell>
          <table:table-cell office:value-type="float" office:value="1.3560921274486792" table:formula="of:=[.H6]*10^3" table:style-name="ce1">
            <text:p>1,356092127</text:p>
          </table:table-cell>
          <table:table-cell table:style-name="ce1"/>
          <table:table-cell office:value-type="float" office:value="11.776666666666666" table:formula="of:=SUM([.E8:.E10])/3" table:style-name="ce1">
            <text:p>11,77666667</text:p>
          </table:table-cell>
          <table:table-cell office:value-type="float" office:value="8.4913671101047278E-2" table:formula="of:=1/[.K6]" table:style-name="ce1">
            <text:p>0,084913671</text:p>
          </table:table-cell>
          <table:table-cell office:value-type="float" office:value="84.913671101047271" table:formula="of:=[.L6]*10^3" table:style-name="ce1">
            <text:p>84,9136711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18.12" table:style-name="ce5">
            <text:p>18,12</text:p>
          </table:table-cell>
          <table:table-cell table:number-columns-repeated="2" table:style-name="ce1"/>
          <table:table-cell office:value-type="float" office:value="2.0341381911730184E-3" table:formula="of:=[.$B$5]*[.D11]*([.$B$3]^2/([.$B$3]^2+([.$B$4]^2/4))^(3/2))*[.$B$2]" table:style-name="ce1">
            <text:p>0,002034138</text:p>
          </table:table-cell>
          <table:table-cell office:value-type="float" office:value="2.0341381911730183" table:formula="of:=[.H7]*10^3" table:style-name="ce1">
            <text:p>2,034138191</text:p>
          </table:table-cell>
          <table:table-cell table:style-name="ce1"/>
          <table:table-cell office:value-type="float" office:value="7.6733333333333329" table:formula="of:=SUM([.E11:.E13])/3" table:style-name="ce1">
            <text:p>7,673333333</text:p>
          </table:table-cell>
          <table:table-cell office:value-type="float" office:value="0.13032145960034752" table:formula="of:=1/[.K7]" table:style-name="ce1">
            <text:p>0,13032146</text:p>
          </table:table-cell>
          <table:table-cell office:value-type="float" office:value="130.32145960034751" table:formula="of:=[.L7]*10^3" table:style-name="ce1">
            <text:p>130,3214596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float" office:value="1" table:style-name="ce3">
            <text:p>1,0</text:p>
          </table:table-cell>
          <table:table-cell office:value-type="float" office:value="11.64" table:style-name="ce5">
            <text:p>11,64</text:p>
          </table:table-cell>
          <table:table-cell office:value-type="float" office:value="11.776666666666666" table:formula="of:=SUM([.E8:.E10])/3" table:style-name="ce1">
            <text:p>11,77666667</text:p>
          </table:table-cell>
          <table:table-cell table:style-name="ce1"/>
          <table:table-cell office:value-type="float" office:value="2.7121842548973583E-3" table:formula="of:=[.$B$5]*[.D14]*([.$B$3]^2/([.$B$3]^2+([.$B$4]^2/4))^(3/2))*[.$B$2]" table:style-name="ce1">
            <text:p>0,002712184</text:p>
          </table:table-cell>
          <table:table-cell office:value-type="float" office:value="2.7121842548973585" table:formula="of:=[.H8]*10^3" table:style-name="ce1">
            <text:p>2,712184255</text:p>
          </table:table-cell>
          <table:table-cell table:style-name="ce1"/>
          <table:table-cell office:value-type="float" office:value="6.0766666666666671" table:formula="of:=SUM([.E14:.E16])/3" table:style-name="ce1">
            <text:p>6,076666667</text:p>
          </table:table-cell>
          <table:table-cell office:value-type="float" office:value="0.1645639056500274" table:formula="of:=1/[.K8]" table:style-name="ce1">
            <text:p>0,164563906</text:p>
          </table:table-cell>
          <table:table-cell office:value-type="float" office:value="164.56390565002741" table:formula="of:=[.L8]*10^3" table:style-name="ce1">
            <text:p>164,5639057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12.39" table:style-name="ce5">
            <text:p>12,39</text:p>
          </table:table-cell>
          <table:table-cell table:number-columns-repeated="2" table:style-name="ce1"/>
          <table:table-cell office:value-type="float" office:value="2.9834026803870939E-3" table:formula="of:=[.$B$5]*[.D17]*([.$B$3]^2/([.$B$3]^2+([.$B$4]^2/4))^(3/2))*[.$B$2]" table:style-name="ce1">
            <text:p>0,002983403</text:p>
          </table:table-cell>
          <table:table-cell office:value-type="float" office:value="2.9834026803870941" table:formula="of:=[.H9]*10^3" table:style-name="ce1">
            <text:p>2,98340268</text:p>
          </table:table-cell>
          <table:table-cell table:style-name="ce1"/>
          <table:table-cell office:value-type="float" office:value="5.77" table:formula="of:=SUM([.E17:.E19])/3" table:style-name="ce1">
            <text:p>5,77</text:p>
          </table:table-cell>
          <table:table-cell office:value-type="float" office:value="0.1733102253032929" table:formula="of:=1/[.K9]" table:style-name="ce1">
            <text:p>0,173310225</text:p>
          </table:table-cell>
          <table:table-cell office:value-type="float" office:value="173.3102253032929" table:formula="of:=[.L9]*10^3" table:style-name="ce1">
            <text:p>173,310225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11.3" table:style-name="ce5">
            <text:p>11,30</text:p>
          </table:table-cell>
          <table:table-cell table:number-columns-repeated="2" table:style-name="ce1"/>
          <table:table-cell office:value-type="float" office:value="3.3902303186216982E-3" table:formula="of:=[.$B$5]*[.D20]*([.$B$3]^2/([.$B$3]^2+([.$B$4]^2/4))^(3/2))*[.$B$2]" table:style-name="ce1">
            <text:p>0,00339023</text:p>
          </table:table-cell>
          <table:table-cell office:value-type="float" office:value="3.3902303186216982" table:formula="of:=[.H10]*10^3" table:style-name="ce1">
            <text:p>3,390230319</text:p>
          </table:table-cell>
          <table:table-cell table:style-name="ce1"/>
          <table:table-cell office:value-type="float" office:value="4.6800000000000006" table:formula="of:=SUM([.E20:.E22])/3" table:style-name="ce1">
            <text:p>4,68</text:p>
          </table:table-cell>
          <table:table-cell office:value-type="float" office:value="0.21367521367521364" table:formula="of:=1/[.K10]" table:style-name="ce1">
            <text:p>0,213675214</text:p>
          </table:table-cell>
          <table:table-cell office:value-type="float" office:value="213.67521367521363" table:formula="of:=[.L10]*10^3" table:style-name="ce1">
            <text:p>213,6752137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float" office:value="1.5" table:style-name="ce3">
            <text:p>1,5</text:p>
          </table:table-cell>
          <table:table-cell office:value-type="float" office:value="8.07" table:style-name="ce5">
            <text:p>8,07</text:p>
          </table:table-cell>
          <table:table-cell office:value-type="float" office:value="7.6733333333333329" table:formula="of:=SUM([.E11:.E13])/3" table:style-name="ce1">
            <text:p>7,673333333</text:p>
          </table:table-cell>
          <table:table-cell table:style-name="ce1"/>
          <table:table-cell office:value-type="float" office:value="4.0682763823460368E-3" table:formula="of:=[.$B$5]*[.D23]*([.$B$3]^2/([.$B$3]^2+([.$B$4]^2/4))^(3/2))*[.$B$2]" table:style-name="ce1">
            <text:p>0,004068276</text:p>
          </table:table-cell>
          <table:table-cell office:value-type="float" office:value="4.0682763823460366" table:formula="of:=[.H11]*10^3" table:style-name="ce1">
            <text:p>4,068276382</text:p>
          </table:table-cell>
          <table:table-cell table:style-name="ce1"/>
          <table:table-cell office:value-type="float" office:value="4.2866666666666662" table:formula="of:=SUM([.E23:.E25])/3" table:style-name="ce1">
            <text:p>4,286666667</text:p>
          </table:table-cell>
          <table:table-cell office:value-type="float" office:value="0.23328149300155523" table:formula="of:=1/[.K11]" table:style-name="ce1">
            <text:p>0,233281493</text:p>
          </table:table-cell>
          <table:table-cell office:value-type="float" office:value="233.28149300155525" table:formula="of:=[.L11]*10^3" table:style-name="ce1">
            <text:p>233,28149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7.64" table:style-name="ce5">
            <text:p>7,64</text:p>
          </table:table-cell>
          <table:table-cell table:number-columns-repeated="2" table:style-name="ce1"/>
          <table:table-cell office:value-type="float" office:value="4.7463224460703776E-3" table:formula="of:=[.$B$5]*[.D26]*([.$B$3]^2/([.$B$3]^2+([.$B$4]^2/4))^(3/2))*[.$B$2]" table:style-name="ce1">
            <text:p>0,004746322</text:p>
          </table:table-cell>
          <table:table-cell office:value-type="float" office:value="4.7463224460703772" table:formula="of:=[.H12]*10^3" table:style-name="ce1">
            <text:p>4,746322446</text:p>
          </table:table-cell>
          <table:table-cell table:style-name="ce1"/>
          <table:table-cell office:value-type="float" office:value="3.3233333333333337" table:formula="of:=SUM([.E26:.E28])/3" table:style-name="ce1">
            <text:p>3,323333333</text:p>
          </table:table-cell>
          <table:table-cell office:value-type="float" office:value="0.30090270812437309" table:formula="of:=1/[.K12]" table:style-name="ce1">
            <text:p>0,300902708</text:p>
          </table:table-cell>
          <table:table-cell office:value-type="float" office:value="300.90270812437308" table:formula="of:=[.L12]*10^3" table:style-name="ce1">
            <text:p>300,9027081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7.31" table:style-name="ce5">
            <text:p>7,31</text:p>
          </table:table-cell>
          <table:table-cell table:number-columns-repeated="2" table:style-name="ce1"/>
          <table:table-cell office:value-type="float" office:value="5.1531500843049801E-3" table:formula="of:=[.$B$5]*[.D29]*([.$B$3]^2/([.$B$3]^2+([.$B$4]^2/4))^(3/2))*[.$B$2]" table:style-name="ce1">
            <text:p>0,00515315</text:p>
          </table:table-cell>
          <table:table-cell office:value-type="float" office:value="5.15315008430498" table:formula="of:=[.H13]*10^3" table:style-name="ce1">
            <text:p>5,153150084</text:p>
          </table:table-cell>
          <table:table-cell table:style-name="ce1"/>
          <table:table-cell office:value-type="float" office:value="3.4200000000000004" table:formula="of:=SUM([.E29:.E31])/3" table:style-name="ce1">
            <text:p>3,42</text:p>
          </table:table-cell>
          <table:table-cell office:value-type="float" office:value="0.29239766081871343" table:formula="of:=1/[.K13]" table:style-name="ce1">
            <text:p>0,292397661</text:p>
          </table:table-cell>
          <table:table-cell office:value-type="float" office:value="292.39766081871346" table:formula="of:=[.L13]*10^3" table:style-name="ce1">
            <text:p>292,3976608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float" office:value="2" table:style-name="ce3">
            <text:p>2,0</text:p>
          </table:table-cell>
          <table:table-cell office:value-type="float" office:value="6.01" table:style-name="ce5">
            <text:p>6,01</text:p>
          </table:table-cell>
          <table:table-cell office:value-type="float" office:value="6.0766666666666671" table:formula="of:=SUM([.E14:.E16])/3" table:style-name="ce1">
            <text:p>6,076666667</text:p>
          </table:table-cell>
          <table:table-cell table:style-name="ce1"/>
          <table:table-cell office:value-type="float" office:value="5.4243685097947166E-3" table:formula="of:=[.$B$5]*[.D32]*([.$B$3]^2/([.$B$3]^2+([.$B$4]^2/4))^(3/2))*[.$B$2]" table:style-name="ce1">
            <text:p>0,005424369</text:p>
          </table:table-cell>
          <table:table-cell office:value-type="float" office:value="5.424368509794717" table:formula="of:=[.H14]*10^3" table:style-name="ce1">
            <text:p>5,42436851</text:p>
          </table:table-cell>
          <table:table-cell table:style-name="ce1"/>
          <table:table-cell office:value-type="float" office:value="3.1799999999999997" table:formula="of:=SUM([.E32:.E34])/3" table:style-name="ce1">
            <text:p>3,18</text:p>
          </table:table-cell>
          <table:table-cell office:value-type="float" office:value="0.31446540880503149" table:formula="of:=1/[.K14]" table:style-name="ce1">
            <text:p>0,314465409</text:p>
          </table:table-cell>
          <table:table-cell office:value-type="float" office:value="314.46540880503147" table:formula="of:=[.L14]*10^3" table:style-name="ce1">
            <text:p>314,4654088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6.22" table:style-name="ce5">
            <text:p>6,2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" table:style-name="ce5">
            <text:p>6,00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2.2000000000000002" table:style-name="ce3">
            <text:p>2,2</text:p>
          </table:table-cell>
          <table:table-cell office:value-type="float" office:value="5.9" table:style-name="ce5">
            <text:p>5,90</text:p>
          </table:table-cell>
          <table:table-cell office:value-type="float" office:value="5.77" table:formula="of:=SUM([.E17:.E19])/3" table:style-name="ce1">
            <text:p>5,77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5.64" table:style-name="ce5">
            <text:p>5,64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.77" table:style-name="ce5">
            <text:p>5,77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2.5" table:style-name="ce3">
            <text:p>2,5</text:p>
          </table:table-cell>
          <table:table-cell office:value-type="float" office:value="4.75" table:style-name="ce5">
            <text:p>4,75</text:p>
          </table:table-cell>
          <table:table-cell office:value-type="float" office:value="4.6800000000000006" table:formula="of:=SUM([.E20:.E22])/3" table:style-name="ce1">
            <text:p>4,68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.53" table:style-name="ce5">
            <text:p>4,53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.76" table:style-name="ce5">
            <text:p>4,76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3" table:style-name="ce3">
            <text:p>3,0</text:p>
          </table:table-cell>
          <table:table-cell office:value-type="float" office:value="4.33" table:style-name="ce5">
            <text:p>4,33</text:p>
          </table:table-cell>
          <table:table-cell office:value-type="float" office:value="4.2866666666666662" table:formula="of:=SUM([.E23:.E25])/3" table:style-name="ce1">
            <text:p>4,286666667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.3499999999999996" table:style-name="ce5">
            <text:p>4,35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.18" table:style-name="ce5">
            <text:p>4,18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3.5" table:style-name="ce3">
            <text:p>3,5</text:p>
          </table:table-cell>
          <table:table-cell office:value-type="float" office:value="3.29" table:style-name="ce5">
            <text:p>3,29</text:p>
          </table:table-cell>
          <table:table-cell office:value-type="float" office:value="3.3233333333333337" table:formula="of:=SUM([.E26:.E28])/3" table:style-name="ce1">
            <text:p>3,32333333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3.41" table:style-name="ce5">
            <text:p>3,41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.27" table:style-name="ce5">
            <text:p>3,27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3.8" table:style-name="ce3">
            <text:p>3,8</text:p>
          </table:table-cell>
          <table:table-cell office:value-type="float" office:value="3.39" table:style-name="ce5">
            <text:p>3,39</text:p>
          </table:table-cell>
          <table:table-cell office:value-type="float" office:value="3.4200000000000004" table:formula="of:=SUM([.E29:.E31])/3" table:style-name="ce1">
            <text:p>3,42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3.42" table:style-name="ce5">
            <text:p>3,42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.45" table:style-name="ce5">
            <text:p>3,45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4" table:style-name="ce3">
            <text:p>4,0</text:p>
          </table:table-cell>
          <table:table-cell office:value-type="float" office:value="3.17" table:style-name="ce5">
            <text:p>3,17</text:p>
          </table:table-cell>
          <table:table-cell office:value-type="float" office:value="3.1799999999999997" table:formula="of:=SUM([.E32:.E34])/3" table:style-name="ce1">
            <text:p>3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" table:style-name="ce5">
            <text:p>3,2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.17" table:style-name="ce5">
            <text:p>3,17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a Sobolewski</meta:initial-creator>
    <dc:creator>Lars</dc:creator>
    <meta:creation-date>2017-10-26T17:54:06Z</meta:creation-date>
    <dc:date>2017-10-27T17:40:39Z</dc:date>
    <meta:editing-cycles>24</meta:editing-cycles>
    <meta:editing-duration>PT0S</meta:editing-duration>
  </office:meta>
</office:document-meta>
</file>